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94cm" fo:min-width="2.168cm"/>
    </style:style>
    <style:style style:name="gr2" style:family="graphic" style:parent-style-name="objectwithoutfill">
      <style:graphic-properties svg:stroke-color="#bf0041" draw:marker-start="Symmetric_20_Arrow" draw:marker-end="Symmetric_20_Arrow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9cm" fo:min-width="3.272cm"/>
    </style:style>
    <style:style style:name="gr5" style:family="graphic" style:parent-style-name="objectwithoutfill">
      <style:graphic-properties svg:stroke-color="#168253" draw:marker-start="Symmetric_20_Arrow" draw:marker-end="Symmetric_20_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6.731cm" svg:x="4.683cm" svg:y="12.0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35cm" svg:y1="12.049cm" svg:x2="7.477cm" svg:y2="18.78cm">
          <text:p/>
        </draw:line>
        <draw:frame draw:style-name="gr3" draw:text-style-name="P3" draw:layer="layout" svg:width="0.46cm" svg:height="0.542cm" svg:x="6.715cm" svg:y="15.7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1" draw:layer="layout" svg:width="5.334cm" svg:height="0.762cm" svg:x="4.68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477cm" svg:y1="18.78cm" svg:x2="10.017cm" svg:y2="18.78cm">
          <text:p/>
        </draw:line>
        <draw:frame draw:style-name="gr3" draw:text-style-name="P3" draw:layer="layout" svg:width="0.426cm" svg:height="0.542cm" svg:x="8.513cm" svg:y="17.9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1-31T14:04:52.519538528</dc:date>
    <meta:editing-duration>PT2H47M49S</meta:editing-duration>
    <meta:editing-cycles>46</meta:editing-cycles>
    <meta:generator>LibreOffice/6.4.7.2$Linux_X86_64 LibreOffice_project/4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r</mi>
    </mstyle>
    <annotation encoding="StarMath 5.0">color green {r}</annotation>
  </semantics>
</math>
</file>